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burn1" svg:font-family="Coburn"/>
    <style:font-face style:name="CopperplateGothic1" svg:font-family="CopperplateGothic"/>
    <style:font-face style:name="Arial" svg:font-family="Arial" style:font-pitch="variable"/>
    <style:font-face style:name="Coburn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fo:min-height="1.415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7d7b22"/>
    </style:style>
    <style:style style:name="gr9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  <style:text-properties style:font-name="Copperplate Gothic Bold"/>
    </style:style>
    <style:style style:name="P5" style:family="paragraph">
      <loext:graphic-properties draw:fill="none"/>
      <style:text-properties style:font-name="Copperplate Gothic Bold" fo:font-size="12pt" style:font-size-asian="12pt" style:font-size-complex="12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text-properties fo:color="#7030a0" style:font-name="Copperplate Gothic Bold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text-properties fo:color="#7030a0" style:font-name="Copperplate Gothic Bold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solid" draw:fill-color="#7d7b22"/>
    </style:style>
    <style:style style:name="P13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336600" style:font-name="Coburn1" fo:font-size="12pt" style:font-size-asian="12pt" style:font-name-complex="Coburn1" style:font-size-complex="12pt"/>
    </style:style>
    <style:style style:name="T2" style:family="text">
      <style:text-properties fo:color="#cc3300" style:font-name="Copperplate Gothic Bold" fo:font-size="12pt" style:font-size-asian="12pt" style:font-name-complex="CopperplateGothic1" style:font-size-complex="12pt"/>
    </style:style>
    <style:style style:name="T3" style:family="text">
      <style:text-properties fo:color="#ee3712" style:font-name="CopperplateGothic1" fo:font-size="13pt" style:font-size-asian="13pt" style:font-name-complex="CopperplateGothic1" style:font-size-complex="13pt"/>
    </style:style>
    <style:style style:name="T4" style:family="text">
      <style:text-properties fo:color="#cc3300" style:font-name="CopperplateGothic1" fo:font-size="12pt" style:font-size-asian="12pt" style:font-name-complex="CopperplateGothic1" style:font-size-complex="12pt"/>
    </style:style>
    <style:style style:name="T5" style:family="text">
      <style:text-properties fo:color="#cc3300" style:font-name="Arial1" fo:font-size="12pt" style:font-size-asian="12pt" style:font-name-complex="Arial1" style:font-size-complex="12pt"/>
    </style:style>
    <style:style style:name="T6" style:family="text">
      <style:text-properties fo:color="#7030a0" style:text-outline="true" style:font-name="CopperplateGothic1" fo:font-size="16pt" style:font-size-asian="16pt" style:font-name-complex="CopperplateGothic1" style:font-size-complex="16pt"/>
    </style:style>
    <style:style style:name="T7" style:family="text">
      <style:text-properties fo:color="#7030a0" style:font-name="Copperplate Gothic Bold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7030a0" style:text-outline="true" style:font-name="CopperplateGothic1" fo:font-size="18pt" style:font-size-asian="18pt" style:font-name-complex="CopperplateGothic1" style:font-size-complex="18pt"/>
    </style:style>
    <style:style style:name="T9" style:family="text">
      <style:text-properties fo:color="#4f6228" style:font-name="Coburn1" fo:font-size="12pt" style:font-size-asian="12pt" style:font-name-complex="Coburn1" style:font-size-complex="12pt"/>
    </style:style>
    <style:style style:name="T10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2" style:family="text">
      <style:text-properties fo:color="#000000" style:font-name="Arial1" fo:font-size="12pt" style:font-size-asian="12pt" style:font-name-complex="Arial1" style:font-size-complex="12pt"/>
    </style:style>
    <style:style style:name="T13" style:family="text">
      <style:text-properties fo:color="#e36c09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4" style:family="text">
      <style:text-properties fo:color="#525400" style:font-name="Arial1" fo:font-size="12pt" fo:font-weight="bold" style:font-size-asian="12pt" style:font-name-complex="Arial1" style:font-size-complex="12pt" style:font-weight-complex="bold"/>
    </style:style>
    <style:style style:name="T15" style:family="text">
      <style:text-properties fo:color="#525400" style:font-name="Arial1" fo:font-size="12pt" style:font-size-asian="12pt" style:font-name-complex="Arial1" style:font-size-complex="12pt"/>
    </style:style>
    <style:style style:name="T16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501cm" svg:x="2.54cm" svg:y="2.15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144cm" svg:height="0.512cm" svg:x="7.014cm" svg:y="3.145cm" svg:viewBox="0 0 145 513" draw:points="0,513 145,513 145,0 0,0">
          <text:p/>
        </draw:polygon>
        <draw:frame draw:style-name="gr1" draw:text-style-name="P2" draw:layer="layout" svg:width="3.583cm" svg:height="0.501cm" svg:x="2.54cm" svg:y="2.651cm">
          <draw:text-box>
            <text:p text:style-name="P1"><text:span text:style-name="T1">Study Pages to: </text:span></text:p>
          </draw:text-box>
        </draw:frame>
        <draw:frame draw:style-name="gr1" draw:text-style-name="P5" draw:layer="layout" svg:width="4.477cm" svg:height="0.475cm" svg:x="2.54cm" svg:y="3.159cm">
          <draw:text-box>
            <text:p text:style-name="P4"><text:span text:style-name="T2">Class 1 <text:s/>Lesson #5</text:span></text:p>
          </draw:text-box>
        </draw:frame>
        <draw:frame draw:style-name="gr3" draw:text-style-name="P6" draw:layer="layout" svg:width="0.456cm" svg:height="0.53cm" svg:x="7.015cm" svg:y="3.127cm">
          <draw:text-box>
            <text:p text:style-name="P1"><text:span text:style-name="T3">:</text:span></text:p>
          </draw:text-box>
        </draw:frame>
        <draw:frame draw:style-name="gr1" draw:text-style-name="P2" draw:layer="layout" svg:width="0.422cm" svg:height="0.497cm" svg:x="7.159cm" svg:y="3.159cm">
          <draw:text-box>
            <text:p text:style-name="P1"><text:span text:style-name="T4"><text:s/></text:span></text:p>
          </draw:text-box>
        </draw:frame>
        <draw:frame draw:style-name="gr1" draw:text-style-name="P5" draw:layer="layout" svg:width="12.588cm" svg:height="0.475cm" svg:x="4.547cm" svg:y="3.642cm">
          <draw:text-box>
            <text:p text:style-name="P4"><text:span text:style-name="T2">The Paradox of the Remnant Building and Wrecking </text:span></text:p>
          </draw:text-box>
        </draw:frame>
        <draw:frame draw:style-name="gr1" draw:text-style-name="P2" draw:layer="layout" svg:width="0.422cm" svg:height="0.475cm" svg:x="2.54cm" svg:y="4.138cm">
          <draw:text-box>
            <text:p text:style-name="P1"><text:span text:style-name="T5"><text:s/></text:span></text:p>
          </draw:text-box>
        </draw:frame>
        <draw:frame draw:style-name="gr4" draw:text-style-name="P7" draw:layer="layout" svg:width="0.562cm" svg:height="0.653cm" svg:x="5.368cm" svg:y="4.655cm">
          <draw:text-box>
            <text:p text:style-name="P1"><text:span text:style-name="T6"><text:s/></text:span></text:p>
          </draw:text-box>
        </draw:frame>
        <draw:frame draw:style-name="gr5" draw:text-style-name="P9" draw:layer="layout" svg:width="11.688cm" svg:height="1.415cm" svg:x="5.512cm" svg:y="4.588cm">
          <draw:text-box>
            <text:p text:style-name="P8"><text:span text:style-name="T7">Remove the Stumbling Blocks <text:s/></text:span></text:p>
          </draw:text-box>
        </draw:frame>
        <draw:frame draw:style-name="gr6" draw:text-style-name="P10" draw:layer="layout" svg:width="0.634cm" svg:height="0.738cm" svg:x="2.54cm" svg:y="5.29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98cm" svg:height="0.501cm" svg:x="2.54cm" svg:y="6.03cm">
          <draw:text-box>
            <text:p text:style-name="P1"><text:span text:style-name="T9">Questions to study and answer. <text:s/>Say these Questions and </text:span><text:span text:style-name="T9">answers </text:span></text:p>
          </draw:text-box>
        </draw:frame>
        <draw:frame draw:style-name="gr1" draw:text-style-name="P2" draw:layer="layout" svg:width="14.222cm" svg:height="0.501cm" svg:x="2.54cm" svg:y="6.525cm">
          <draw:text-box>
            <text:p text:style-name="P1"><text:span text:style-name="T9">aloud and write all of them down. Support your answers with </text:span></text:p>
          </draw:text-box>
        </draw:frame>
        <draw:frame draw:style-name="gr1" draw:text-style-name="P2" draw:layer="layout" svg:width="15.619cm" svg:height="0.501cm" svg:x="2.54cm" svg:y="7.02cm">
          <draw:text-box>
            <text:p text:style-name="P1"><text:span text:style-name="T9">citations. Have a study buddy to test you till you know the </text:span><text:span text:style-name="T9">answers </text:span></text:p>
          </draw:text-box>
        </draw:frame>
        <draw:frame draw:style-name="gr1" draw:text-style-name="P2" draw:layer="layout" svg:width="6.763cm" svg:height="0.501cm" svg:x="2.54cm" svg:y="7.52cm">
          <draw:text-box>
            <text:p text:style-name="P1"><text:span text:style-name="T9">fluently. Study with a group. </text:span></text:p>
          </draw:text-box>
        </draw:frame>
        <draw:polygon draw:style-name="gr2" draw:text-style-name="P3" draw:layer="layout" svg:width="9.055cm" svg:height="0.584cm" svg:x="3.035cm" svg:y="8.496cm" svg:viewBox="0 0 9056 585" draw:points="0,585 9056,585 9056,0 0,0">
          <text:p/>
        </draw:polygon>
        <draw:frame draw:style-name="gr1" draw:text-style-name="P2" draw:layer="layout" svg:width="0.422cm" svg:height="0.501cm" svg:x="2.54cm" svg:y="8.01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97cm" svg:height="0.475cm" svg:x="2.54cm" svg:y="8.587cm">
          <draw:text-box>
            <text:p text:style-name="P1"><text:span text:style-name="T10">1) </text:span></text:p>
          </draw:text-box>
        </draw:frame>
        <draw:frame draw:style-name="gr7" draw:text-style-name="P11" draw:layer="layout" svg:width="9.231cm" svg:height="0.556cm" svg:x="3.035cm" svg:y="8.522cm">
          <draw:text-box>
            <text:p text:style-name="P1"><text:span text:style-name="T11"><text:s/></text:span><text:span text:style-name="T11">What is to be built and whom is it for? </text:span></text:p>
          </draw:text-box>
        </draw:frame>
        <draw:frame draw:style-name="gr7" draw:text-style-name="P11" draw:layer="layout" svg:width="0.494cm" svg:height="0.556cm" svg:x="2.54cm" svg:y="9.089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4.995cm" svg:height="0.584cm" svg:x="2.54cm" svg:y="10.198cm" svg:viewBox="0 0 4996 585" draw:points="0,585 4996,585 4996,0 0,0">
          <text:p/>
        </draw:polygon>
        <draw:frame draw:style-name="gr7" draw:text-style-name="P11" draw:layer="layout" svg:width="0.494cm" svg:height="0.556cm" svg:x="2.54cm" svg:y="9.657cm">
          <draw:text-box>
            <text:p text:style-name="P1"><text:span text:style-name="T11"><text:s/></text:span></text:p>
          </draw:text-box>
        </draw:frame>
        <draw:frame draw:style-name="gr7" draw:text-style-name="P11" draw:layer="layout" svg:width="5.154cm" svg:height="0.556cm" svg:x="2.54cm" svg:y="10.224cm">
          <draw:text-box>
            <text:p text:style-name="P1"><text:span text:style-name="T11">2) <text:s/>Who is to build it? </text:span></text:p>
          </draw:text-box>
        </draw:frame>
        <draw:frame draw:style-name="gr7" draw:text-style-name="P11" draw:layer="layout" svg:width="0.494cm" svg:height="0.556cm" svg:x="2.54cm" svg:y="10.795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1.057cm" svg:height="0.584cm" svg:x="2.54cm" svg:y="11.904cm" svg:viewBox="0 0 11058 585" draw:points="0,585 11058,585 11058,0 0,0">
          <text:p/>
        </draw:polygon>
        <draw:frame draw:style-name="gr7" draw:text-style-name="P11" draw:layer="layout" svg:width="0.494cm" svg:height="0.556cm" svg:x="2.54cm" svg:y="11.363cm">
          <draw:text-box>
            <text:p text:style-name="P1"><text:span text:style-name="T11"><text:s/></text:span></text:p>
          </draw:text-box>
        </draw:frame>
        <draw:frame draw:style-name="gr7" draw:text-style-name="P11" draw:layer="layout" svg:width="11.229cm" svg:height="0.556cm" svg:x="2.54cm" svg:y="11.93cm">
          <draw:text-box>
            <text:p text:style-name="P1"><text:span text:style-name="T11">3) What is the purpose of this building project? </text:span></text:p>
          </draw:text-box>
        </draw:frame>
        <draw:frame draw:style-name="gr7" draw:text-style-name="P11" draw:layer="layout" svg:width="0.494cm" svg:height="0.556cm" svg:x="2.54cm" svg:y="12.497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4.854cm" svg:height="0.585cm" svg:x="2.54cm" svg:y="13.605cm" svg:viewBox="0 0 14855 586" draw:points="0,586 14855,586 14855,0 0,0">
          <text:p/>
        </draw:polygon>
        <draw:frame draw:style-name="gr7" draw:text-style-name="P11" draw:layer="layout" svg:width="0.494cm" svg:height="0.556cm" svg:x="2.54cm" svg:y="13.064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.943cm" svg:height="0.584cm" svg:x="3.132cm" svg:y="14.177cm" svg:viewBox="0 0 1944 585" draw:points="0,585 1944,585 1944,0 0,0">
          <text:p/>
        </draw:polygon>
        <draw:frame draw:style-name="gr7" draw:text-style-name="P11" draw:layer="layout" svg:width="15.179cm" svg:height="0.556cm" svg:x="2.54cm" svg:y="13.632cm">
          <draw:text-box>
            <text:p text:style-name="P1"><text:span text:style-name="T11">4) What is the necessary “preparatory task” before </text:span><text:span text:style-name="T11">building the <text:s/></text:span></text:p>
          </draw:text-box>
        </draw:frame>
        <draw:frame draw:style-name="gr1" draw:text-style-name="P2" draw:layer="layout" svg:width="0.595cm" svg:height="0.475cm" svg:x="2.54cm" svg:y="14.268cm">
          <draw:text-box>
            <text:p text:style-name="P1"><text:span text:style-name="T12"><text:s text:c="5"/></text:span></text:p>
          </draw:text-box>
        </draw:frame>
        <draw:frame draw:style-name="gr7" draw:text-style-name="P11" draw:layer="layout" svg:width="2.093cm" svg:height="0.556cm" svg:x="3.133cm" svg:y="14.203cm">
          <draw:text-box>
            <text:p text:style-name="P1"><text:span text:style-name="T11">project? </text:span></text:p>
          </draw:text-box>
        </draw:frame>
        <draw:frame draw:style-name="gr7" draw:text-style-name="P11" draw:layer="layout" svg:width="0.494cm" svg:height="0.556cm" svg:x="2.54cm" svg:y="14.771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2.327cm" svg:height="0.584cm" svg:x="2.54cm" svg:y="15.879cm" svg:viewBox="0 0 12328 585" draw:points="0,585 12328,585 12328,0 0,0">
          <text:p/>
        </draw:polygon>
        <draw:frame draw:style-name="gr7" draw:text-style-name="P11" draw:layer="layout" svg:width="0.494cm" svg:height="0.556cm" svg:x="2.54cm" svg:y="15.338cm">
          <draw:text-box>
            <text:p text:style-name="P1"><text:span text:style-name="T11"><text:s/></text:span></text:p>
          </draw:text-box>
        </draw:frame>
        <draw:frame draw:style-name="gr7" draw:text-style-name="P11" draw:layer="layout" svg:width="12.495cm" svg:height="0.556cm" svg:x="2.54cm" svg:y="15.905cm">
          <draw:text-box>
            <text:p text:style-name="P1"><text:span text:style-name="T11">5) How can we know what the stumbling blocks are? </text:span></text:p>
          </draw:text-box>
        </draw:frame>
        <draw:frame draw:style-name="gr7" draw:text-style-name="P11" draw:layer="layout" svg:width="0.494cm" svg:height="0.556cm" svg:x="2.54cm" svg:y="16.472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4.685cm" svg:height="0.584cm" svg:x="2.54cm" svg:y="17.581cm" svg:viewBox="0 0 14686 585" draw:points="0,585 14686,585 14686,0 0,0">
          <text:p/>
        </draw:polygon>
        <draw:frame draw:style-name="gr7" draw:text-style-name="P11" draw:layer="layout" svg:width="0.494cm" svg:height="0.556cm" svg:x="2.54cm" svg:y="17.04cm">
          <draw:text-box>
            <text:p text:style-name="P1"><text:span text:style-name="T11"><text:s/></text:span></text:p>
          </draw:text-box>
        </draw:frame>
        <draw:frame draw:style-name="gr7" draw:text-style-name="P11" draw:layer="layout" svg:width="15.013cm" svg:height="0.556cm" svg:x="2.54cm" svg:y="17.607cm">
          <draw:text-box>
            <text:p text:style-name="P1"><text:span text:style-name="T11">6) If the stumbling blocks are idols, where do they come </text:span><text:span text:style-name="T11">from? <text:s/></text:span></text:p>
          </draw:text-box>
        </draw:frame>
        <draw:frame draw:style-name="gr7" draw:text-style-name="P11" draw:layer="layout" svg:width="0.494cm" svg:height="0.556cm" svg:x="2.54cm" svg:y="18.178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5.316cm" svg:height="0.584cm" svg:x="2.54cm" svg:y="19.287cm" svg:viewBox="0 0 15317 585" draw:points="0,585 15317,585 15317,0 0,0">
          <text:p/>
        </draw:polygon>
        <draw:frame draw:style-name="gr7" draw:text-style-name="P11" draw:layer="layout" svg:width="0.494cm" svg:height="0.556cm" svg:x="2.54cm" svg:y="18.746cm">
          <draw:text-box>
            <text:p text:style-name="P1"><text:span text:style-name="T11"><text:s/></text:span></text:p>
          </draw:text-box>
        </draw:frame>
        <draw:frame draw:style-name="gr7" draw:text-style-name="P11" draw:layer="layout" svg:width="15.636cm" svg:height="0.556cm" svg:x="2.54cm" svg:y="19.313cm">
          <draw:text-box>
            <text:p text:style-name="P1"><text:span text:style-name="T11">7) What does the Almighty say He has done with Ephraim’s </text:span><text:span text:style-name="T11">sins? <text:s/></text:span></text:p>
          </draw:text-box>
        </draw:frame>
        <draw:frame draw:style-name="gr7" draw:text-style-name="P11" draw:layer="layout" svg:width="0.494cm" svg:height="0.556cm" svg:x="2.54cm" svg:y="19.88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8.428cm" svg:height="0.585cm" svg:x="2.54cm" svg:y="20.988cm" svg:viewBox="0 0 8429 586" draw:points="0,586 8429,586 8429,0 0,0">
          <text:p/>
        </draw:polygon>
        <draw:frame draw:style-name="gr7" draw:text-style-name="P11" draw:layer="layout" svg:width="0.494cm" svg:height="0.556cm" svg:x="2.54cm" svg:y="20.447cm">
          <draw:text-box>
            <text:p text:style-name="P1"><text:span text:style-name="T11"><text:s/></text:span></text:p>
          </draw:text-box>
        </draw:frame>
        <draw:frame draw:style-name="gr7" draw:text-style-name="P11" draw:layer="layout" svg:width="8.718cm" svg:height="0.556cm" svg:x="2.54cm" svg:y="21.015cm">
          <draw:text-box>
            <text:p text:style-name="P1"><text:span text:style-name="T11">8) What do we have do about them? <text:s/></text:span></text:p>
          </draw:text-box>
        </draw:frame>
        <draw:frame draw:style-name="gr7" draw:text-style-name="P11" draw:layer="layout" svg:width="0.494cm" svg:height="0.556cm" svg:x="2.54cm" svg:y="21.586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5.866cm" svg:height="0.585cm" svg:x="2.54cm" svg:y="22.694cm" svg:viewBox="0 0 15867 586" draw:points="0,586 15867,586 15867,0 0,0">
          <text:p/>
        </draw:polygon>
        <draw:frame draw:style-name="gr7" draw:text-style-name="P11" draw:layer="layout" svg:width="0.494cm" svg:height="0.556cm" svg:x="2.54cm" svg:y="22.153cm">
          <draw:text-box>
            <text:p text:style-name="P1"><text:span text:style-name="T11"><text:s/></text:span></text:p>
          </draw:text-box>
        </draw:frame>
        <draw:frame draw:style-name="gr7" draw:text-style-name="P11" draw:layer="layout" svg:width="16.038cm" svg:height="0.556cm" svg:x="2.54cm" svg:y="22.721cm">
          <draw:text-box>
            <text:p text:style-name="P1"><text:span text:style-name="T11">9) What have these idols done to Ephraim and are doing </text:span><text:span text:style-name="T11">even now? </text:span></text:p>
          </draw:text-box>
        </draw:frame>
        <draw:frame draw:style-name="gr7" draw:text-style-name="P11" draw:layer="layout" svg:width="0.494cm" svg:height="0.556cm" svg:x="2.54cm" svg:y="23.288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5.946cm" svg:height="0.584cm" svg:x="2.54cm" svg:y="24.396cm" svg:viewBox="0 0 15947 585" draw:points="0,585 15947,585 15947,0 0,0">
          <text:p/>
        </draw:polygon>
        <draw:frame draw:style-name="gr7" draw:text-style-name="P11" draw:layer="layout" svg:width="0.494cm" svg:height="0.556cm" svg:x="2.54cm" svg:y="23.855cm">
          <draw:text-box>
            <text:p text:style-name="P1"><text:span text:style-name="T11"><text:s/></text:span></text:p>
          </draw:text-box>
        </draw:frame>
        <draw:frame draw:style-name="gr7" draw:text-style-name="P11" draw:layer="layout" svg:width="16.262cm" svg:height="0.556cm" svg:x="2.54cm" svg:y="24.423cm">
          <draw:text-box>
            <text:p text:style-name="P1"><text:span text:style-name="T11">10) How is the needed move toward repentance to be </text:span><text:span text:style-name="T11">implemented? <text:s/></text:span></text:p>
          </draw:text-box>
        </draw:frame>
        <draw:polygon draw:style-name="gr8" draw:text-style-name="P12" draw:layer="layout" svg:width="0.212cm" svg:height="0.212cm" svg:x="0.846cm" svg:y="0.846cm" svg:viewBox="0 0 213 213" draw:points="0,213 213,213 213,0 0,0">
          <text:p/>
        </draw:polygon>
        <draw:polygon draw:style-name="gr8" draw:text-style-name="P12" draw:layer="layout" svg:width="0.212cm" svg:height="0.212cm" svg:x="0.846cm" svg:y="0.846cm" svg:viewBox="0 0 213 213" draw:points="0,213 213,213 213,0 0,0">
          <text:p/>
        </draw:polygon>
        <draw:polygon draw:style-name="gr8" draw:text-style-name="P12" draw:layer="layout" svg:width="19.473cm" svg:height="0.212cm" svg:x="1.058cm" svg:y="0.846cm" svg:viewBox="0 0 19474 213" draw:points="0,213 19474,213 19474,0 0,0">
          <text:p/>
        </draw:polygon>
        <draw:polygon draw:style-name="gr8" draw:text-style-name="P12" draw:layer="layout" svg:width="0.212cm" svg:height="0.212cm" svg:x="20.531cm" svg:y="0.846cm" svg:viewBox="0 0 213 213" draw:points="0,213 213,213 213,0 0,0">
          <text:p/>
        </draw:polygon>
        <draw:polygon draw:style-name="gr8" draw:text-style-name="P12" draw:layer="layout" svg:width="0.212cm" svg:height="0.212cm" svg:x="20.531cm" svg:y="0.846cm" svg:viewBox="0 0 213 213" draw:points="0,213 213,213 213,0 0,0">
          <text:p/>
        </draw:polygon>
        <draw:polygon draw:style-name="gr8" draw:text-style-name="P12" draw:layer="layout" svg:width="0.212cm" svg:height="25.823cm" svg:x="0.846cm" svg:y="1.058cm" svg:viewBox="0 0 213 25824" draw:points="0,25824 213,25824 213,0 0,0">
          <text:p/>
        </draw:polygon>
        <draw:polygon draw:style-name="gr8" draw:text-style-name="P12" draw:layer="layout" svg:width="0.212cm" svg:height="25.823cm" svg:x="20.531cm" svg:y="1.058cm" svg:viewBox="0 0 213 25824" draw:points="0,25824 213,25824 213,0 0,0">
          <text:p/>
        </draw:polygon>
        <draw:polygon draw:style-name="gr8" draw:text-style-name="P12" draw:layer="layout" svg:width="0.212cm" svg:height="0.212cm" svg:x="0.846cm" svg:y="26.881cm" svg:viewBox="0 0 213 213" draw:points="0,213 213,213 213,0 0,0">
          <text:p/>
        </draw:polygon>
        <draw:polygon draw:style-name="gr8" draw:text-style-name="P12" draw:layer="layout" svg:width="0.212cm" svg:height="0.212cm" svg:x="0.846cm" svg:y="26.881cm" svg:viewBox="0 0 213 213" draw:points="0,213 213,213 213,0 0,0">
          <text:p/>
        </draw:polygon>
        <draw:polygon draw:style-name="gr8" draw:text-style-name="P12" draw:layer="layout" svg:width="19.473cm" svg:height="0.212cm" svg:x="1.058cm" svg:y="26.881cm" svg:viewBox="0 0 19474 213" draw:points="0,213 19474,213 19474,0 0,0">
          <text:p/>
        </draw:polygon>
        <draw:polygon draw:style-name="gr8" draw:text-style-name="P12" draw:layer="layout" svg:width="0.212cm" svg:height="0.212cm" svg:x="20.531cm" svg:y="26.881cm" svg:viewBox="0 0 213 213" draw:points="0,213 213,213 213,0 0,0">
          <text:p/>
        </draw:polygon>
        <draw:polygon draw:style-name="gr8" draw:text-style-name="P12" draw:layer="layout" svg:width="0.212cm" svg:height="0.212cm" svg:x="20.531cm" svg:y="26.881cm" svg:viewBox="0 0 213 213" draw:points="0,213 213,213 213,0 0,0">
          <text:p/>
        </draw:polygon>
        <draw:frame draw:style-name="gr7" draw:text-style-name="P11" draw:layer="layout" svg:width="0.494cm" svg:height="0.556cm" svg:x="2.54cm" svg:y="24.99cm">
          <draw:text-box>
            <text:p text:style-name="P1"><text:span text:style-name="T11"><text:s/></text:span></text:p>
          </draw:text-box>
        </draw:frame>
      </draw:page>
      <draw:page draw:name="page2" draw:style-name="dp1" draw:master-page-name="master-page3">
        <draw:polygon draw:style-name="gr2" draw:text-style-name="P3" draw:layer="layout" svg:width="15.388cm" svg:height="0.584cm" svg:x="2.54cm" svg:y="2.709cm" svg:viewBox="0 0 15389 585" draw:points="0,585 15389,585 15389,0 0,0">
          <text:p/>
        </draw:polygon>
        <draw:frame draw:style-name="gr7" draw:text-style-name="P11" draw:layer="layout" svg:width="0.494cm" svg:height="0.556cm" svg:x="2.54cm" svg:y="2.168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6.247cm" svg:height="0.584cm" svg:x="2.54cm" svg:y="3.276cm" svg:viewBox="0 0 16248 585" draw:points="0,585 16248,585 16248,0 0,0">
          <text:p/>
        </draw:polygon>
        <draw:frame draw:style-name="gr7" draw:text-style-name="P11" draw:layer="layout" svg:width="15.708cm" svg:height="0.556cm" svg:x="2.54cm" svg:y="2.735cm">
          <draw:text-box>
            <text:p text:style-name="P1"><text:span text:style-name="T11">11) In which prophet’s book are the Ten Tribes </text:span><text:span text:style-name="T11">condemned? Hint: <text:s/></text:span></text:p>
          </draw:text-box>
        </draw:frame>
        <draw:polygon draw:style-name="gr2" draw:text-style-name="P3" draw:layer="layout" svg:width="6.366cm" svg:height="0.585cm" svg:x="2.54cm" svg:y="3.843cm" svg:viewBox="0 0 6367 586" draw:points="0,586 6367,586 6367,0 0,0">
          <text:p/>
        </draw:polygon>
        <draw:frame draw:style-name="gr7" draw:text-style-name="P11" draw:layer="layout" svg:width="16.444cm" svg:height="0.556cm" svg:x="2.54cm" svg:y="3.302cm">
          <draw:text-box>
            <text:p text:style-name="P1"><text:span text:style-name="T11"><text:s text:c="6"/></text:span><text:span text:style-name="T11">The section is popularly believed and labeled to be </text:span><text:span text:style-name="T11">about gentiles </text:span></text:p>
          </draw:text-box>
        </draw:frame>
        <draw:frame draw:style-name="gr7" draw:text-style-name="P11" draw:layer="layout" svg:width="6.538cm" svg:height="0.556cm" svg:x="2.54cm" svg:y="3.87cm">
          <draw:text-box>
            <text:p text:style-name="P1"><text:span text:style-name="T11"><text:s text:c="6"/></text:span><text:span text:style-name="T11">Is about the Ten Tribes. </text:span></text:p>
          </draw:text-box>
        </draw:frame>
        <draw:frame draw:style-name="gr7" draw:text-style-name="P11" draw:layer="layout" svg:width="0.494cm" svg:height="0.556cm" svg:x="2.54cm" svg:y="4.441cm">
          <draw:text-box>
            <text:p text:style-name="P1"><text:span text:style-name="T11"><text:s/></text:span></text:p>
          </draw:text-box>
        </draw:frame>
        <draw:polygon draw:style-name="gr2" draw:text-style-name="P3" draw:layer="layout" svg:width="13.83cm" svg:height="0.585cm" svg:x="2.54cm" svg:y="5.549cm" svg:viewBox="0 0 13831 586" draw:points="0,586 13831,586 13831,0 0,0">
          <text:p/>
        </draw:polygon>
        <draw:frame draw:style-name="gr7" draw:text-style-name="P11" draw:layer="layout" svg:width="0.494cm" svg:height="0.556cm" svg:x="2.54cm" svg:y="5.008cm">
          <draw:text-box>
            <text:p text:style-name="P1"><text:span text:style-name="T11"><text:s/></text:span></text:p>
          </draw:text-box>
        </draw:frame>
        <draw:frame draw:style-name="gr7" draw:text-style-name="P11" draw:layer="layout" svg:width="3.638cm" svg:height="0.556cm" svg:x="2.54cm" svg:y="5.576cm">
          <draw:text-box>
            <text:p text:style-name="P1"><text:span text:style-name="T11">12) What is the </text:span></text:p>
          </draw:text-box>
        </draw:frame>
        <draw:frame draw:style-name="gr7" draw:text-style-name="P11" draw:layer="layout" svg:width="1.488cm" svg:height="0.556cm" svg:x="6.989cm" svg:y="5.576cm">
          <draw:text-box>
            <text:p text:style-name="P1"><text:span text:style-name="T11">of the </text:span></text:p>
          </draw:text-box>
        </draw:frame>
        <draw:frame draw:style-name="gr7" draw:text-style-name="P11" draw:layer="layout" svg:width="1.924cm" svg:height="0.556cm" svg:x="14.592cm" svg:y="5.576cm">
          <draw:text-box>
            <text:p text:style-name="P1"><text:span text:style-name="T11"><text:s/></text:span><text:span text:style-name="T11">about? </text:span></text:p>
          </draw:text-box>
        </draw:frame>
        <draw:frame draw:style-name="gr1" draw:text-style-name="P2" draw:layer="layout" svg:width="0.422cm" svg:height="0.475cm" svg:x="16.51cm" svg:y="5.641cm">
          <draw:text-box>
            <text:p text:style-name="P1"><text:span text:style-name="T12"><text:s/></text:span></text:p>
          </draw:text-box>
        </draw:frame>
        <draw:frame draw:style-name="gr7" draw:text-style-name="P11" draw:layer="layout" svg:width="0.828cm" svg:height="0.556cm" svg:x="6.168cm" svg:y="5.576cm">
          <draw:text-box>
            <text:p text:style-name="P1"><text:span text:style-name="T13">PR </text:span></text:p>
          </draw:text-box>
        </draw:frame>
        <draw:frame draw:style-name="gr7" draw:text-style-name="P11" draw:layer="layout" svg:width="6.145cm" svg:height="0.556cm" svg:x="8.471cm" svg:y="5.576cm">
          <draw:text-box>
            <text:p text:style-name="P1"><text:span text:style-name="T13">“</text:span><text:span text:style-name="T13">new wine in new bottles”</text:span></text:p>
          </draw:text-box>
        </draw:frame>
        <draw:frame draw:style-name="gr1" draw:text-style-name="P2" draw:layer="layout" svg:width="0.422cm" svg:height="0.475cm" svg:x="2.54cm" svg:y="6.14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6.62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7.114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7.60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8.08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8.575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9.06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9.54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0.035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0.52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1.009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1.49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1.98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2.469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2.95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3.44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3.9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4.41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4.90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5.39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5.87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6.364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6.85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7.33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7.824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8.31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5cm" svg:x="2.54cm" svg:y="18.79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0.653cm" svg:height="0.475cm" svg:x="2.54cm" svg:y="19.285cm">
          <draw:text-box>
            <text:p text:style-name="P1"><text:span text:style-name="T14">H</text:span><text:span text:style-name="T14">o</text:span><text:span text:style-name="T14">w</text:span><text:span text:style-name="T14"> </text:span><text:span text:style-name="T14">t</text:span><text:span text:style-name="T14">o</text:span><text:span text:style-name="T14"> </text:span><text:span text:style-name="T14">s</text:span><text:span text:style-name="T14">t</text:span><text:span text:style-name="T14">u</text:span><text:span text:style-name="T14">d</text:span><text:span text:style-name="T14">y</text:span><text:span text:style-name="T14"> </text:span><text:span text:style-name="T14">a</text:span><text:span text:style-name="T14">n</text:span><text:span text:style-name="T14">d</text:span><text:span text:style-name="T14"> </text:span><text:span text:style-name="T14">r</text:span><text:span text:style-name="T14">e</text:span><text:span text:style-name="T14">t</text:span><text:span text:style-name="T14">a</text:span><text:span text:style-name="T14">i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c</text:span><text:span text:style-name="T14">o</text:span><text:span text:style-name="T14">n</text:span><text:span text:style-name="T14">t</text:span><text:span text:style-name="T14">e</text:span><text:span text:style-name="T14">n</text:span><text:span text:style-name="T14">t</text:span><text:span text:style-name="T14">s</text:span><text:span text:style-name="T14"> </text:span><text:span text:style-name="T14">o</text:span><text:span text:style-name="T14">f </text:span><text:span text:style-name="T14">t</text:span><text:span text:style-name="T14">h</text:span><text:span text:style-name="T14">i</text:span><text:span text:style-name="T14">s</text:span><text:span text:style-name="T14"> </text:span><text:span text:style-name="T14">l</text:span><text:span text:style-name="T14">e</text:span><text:span text:style-name="T14">s</text:span><text:span text:style-name="T14">s</text:span><text:span text:style-name="T14">o</text:span><text:span text:style-name="T14">n</text:span><text:span text:style-name="T15">: </text:span><text:span text:style-name="T15"><text:s/></text:span></text:p>
          </draw:text-box>
        </draw:frame>
        <draw:frame draw:style-name="gr1" draw:text-style-name="P2" draw:layer="layout" svg:width="15.67cm" svg:height="0.475cm" svg:x="2.54cm" svg:y="19.772cm">
          <draw:text-box>
            <text:p text:style-name="P1"><text:span text:style-name="T12">Thank </text:span><text:span text:style-name="T12">God for </text:span><text:span text:style-name="T12">what your </text:span><text:span text:style-name="T12">learned <text:s/></text:span><text:span text:style-name="T12">and ask </text:span><text:span text:style-name="T12">for </text:span><text:span text:style-name="T12">yourself </text:span><text:span text:style-name="T12">and all </text:span><text:span text:style-name="T12">others </text:span><text:span text:style-name="T12">concerned </text:span><text:span text:style-name="T12">for </text:span></text:p>
          </draw:text-box>
        </draw:frame>
        <draw:frame draw:style-name="gr1" draw:text-style-name="P2" draw:layer="layout" svg:width="4.553cm" svg:height="0.475cm" svg:x="2.54cm" svg:y="20.259cm">
          <draw:text-box>
            <text:p text:style-name="P1"><text:span text:style-name="T12">Hi</text:span><text:span text:style-name="T12">s </text:span><text:span text:style-name="T12">he</text:span><text:span text:style-name="T12">lp </text:span><text:span text:style-name="T12">in </text:span><text:span text:style-name="T12">thi</text:span><text:span text:style-name="T12">s </text:span><text:span text:style-name="T12">mi</text:span><text:span text:style-name="T12">ssi</text:span><text:span text:style-name="T12">on</text:span><text:span text:style-name="T12">. </text:span></text:p>
          </draw:text-box>
        </draw:frame>
        <draw:frame draw:style-name="gr1" draw:text-style-name="P2" draw:layer="layout" svg:width="6.64cm" svg:height="0.475cm" svg:x="2.54cm" svg:y="20.745cm">
          <draw:text-box>
            <text:p text:style-name="P1"><text:span text:style-name="T12">Study with a buddy or small group. </text:span></text:p>
          </draw:text-box>
        </draw:frame>
        <draw:frame draw:style-name="gr1" draw:text-style-name="P2" draw:layer="layout" svg:width="15.677cm" svg:height="0.475cm" svg:x="2.54cm" svg:y="21.232cm">
          <draw:text-box>
            <text:p text:style-name="P1"><text:span text:style-name="T12">G</text:span><text:span text:style-name="T12">o</text:span><text:span text:style-name="T12"> </text:span><text:span text:style-name="T12">t</text:span><text:span text:style-name="T12">o</text:span><text:span text:style-name="T12"> </text:span><text:span text:style-name="T12">t</text:span><text:span text:style-name="T12">h</text:span><text:span text:style-name="T12">e</text:span><text:span text:style-name="T12"> </text:span><text:span text:style-name="T10">s</text:span><text:span text:style-name="T10">t</text:span><text:span text:style-name="T10">u</text:span><text:span text:style-name="T10">d</text:span><text:span text:style-name="T10">y</text:span><text:span text:style-name="T10"> </text:span><text:span text:style-name="T10">p</text:span><text:span text:style-name="T10">a</text:span><text:span text:style-name="T10">g</text:span><text:span text:style-name="T10">e</text:span><text:span text:style-name="T12"> </text:span><text:span text:style-name="T12">o</text:span><text:span text:style-name="T12">f </text:span><text:span text:style-name="T12">t</text:span><text:span text:style-name="T12">h</text:span><text:span text:style-name="T12">i</text:span><text:span text:style-name="T12">s</text:span><text:span text:style-name="T12"> </text:span><text:span text:style-name="T12">l</text:span><text:span text:style-name="T12">e</text:span><text:span text:style-name="T12">s</text:span><text:span text:style-name="T12">s</text:span><text:span text:style-name="T12">o</text:span><text:span text:style-name="T12">n</text:span><text:span text:style-name="T12">, </text:span><text:span text:style-name="T12">p</text:span><text:span text:style-name="T12">r</text:span><text:span text:style-name="T12">i</text:span><text:span text:style-name="T12">n</text:span><text:span text:style-name="T12">t </text:span><text:span text:style-name="T12">o</text:span><text:span text:style-name="T12">u</text:span><text:span text:style-name="T12">t </text:span><text:span text:style-name="T12">t</text:span><text:span text:style-name="T12">h</text:span><text:span text:style-name="T12">e</text:span><text:span text:style-name="T12"> </text:span><text:span text:style-name="T12">p</text:span><text:span text:style-name="T12">a</text:span><text:span text:style-name="T12">g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s</text:span><text:span text:style-name="T12">a</text:span><text:span text:style-name="T12">y</text:span><text:span text:style-name="T12"> </text:span><text:span text:style-name="T12">a</text:span><text:span text:style-name="T12">n</text:span><text:span text:style-name="T12">d</text:span><text:span text:style-name="T12"> </text:span><text:span text:style-name="T12">w</text:span><text:span text:style-name="T12">r</text:span><text:span text:style-name="T12">i</text:span><text:span text:style-name="T12">t</text:span><text:span text:style-name="T12">e</text:span><text:span text:style-name="T12"> </text:span><text:span text:style-name="T12">d</text:span><text:span text:style-name="T12">o</text:span><text:span text:style-name="T12">w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/text:p>
          </draw:text-box>
        </draw:frame>
        <draw:frame draw:style-name="gr1" draw:text-style-name="P2" draw:layer="layout" svg:width="13.202cm" svg:height="0.475cm" svg:x="2.54cm" svg:y="21.719cm">
          <draw:text-box>
            <text:p text:style-name="P1"><text:span text:style-name="T12">a</text:span><text:span text:style-name="T12">n</text:span><text:span text:style-name="T12">s</text:span><text:span text:style-name="T12">w</text:span><text:span text:style-name="T12">e</text:span><text:span text:style-name="T12">r</text:span><text:span text:style-name="T12">s</text:span><text:span text:style-name="T12"> </text:span><text:span text:style-name="T12">t</text:span><text:span text:style-name="T12">o</text:span><text:span text:style-name="T12"> </text:span><text:span text:style-name="T12">t</text:span><text:span text:style-name="T12">h</text:span><text:span text:style-name="T12">e</text:span><text:span text:style-name="T12"> </text:span><text:span text:style-name="T12">q</text:span><text:span text:style-name="T12">u</text:span><text:span text:style-name="T12">e</text:span><text:span text:style-name="T12">s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m</text:span><text:span text:style-name="T12">e</text:span><text:span text:style-name="T12">m</text:span><text:span text:style-name="T12">o</text:span><text:span text:style-name="T12">r</text:span><text:span text:style-name="T12">y</text:span><text:span text:style-name="T12"> </text:span><text:span text:style-name="T12">w</text:span><text:span text:style-name="T12">i</text:span><text:span text:style-name="T12">t</text:span><text:span text:style-name="T12">h</text:span><text:span text:style-name="T12">o</text:span><text:span text:style-name="T12">u</text:span><text:span text:style-name="T12">t </text:span><text:span text:style-name="T12">l</text:span><text:span text:style-name="T12">o</text:span><text:span text:style-name="T12">o</text:span><text:span text:style-name="T12">k</text:span><text:span text:style-name="T12">i</text:span><text:span text:style-name="T12">n</text:span><text:span text:style-name="T12">g</text:span><text:span text:style-name="T12"> </text:span><text:span text:style-name="T12">a</text:span><text:span text:style-name="T12">t </text:span><text:span text:style-name="T12">t</text:span><text:span text:style-name="T12">h</text:span><text:span text:style-name="T12">i</text:span><text:span text:style-name="T12">s</text:span><text:span text:style-name="T12"> </text:span><text:span text:style-name="T12">l</text:span><text:span text:style-name="T12">e</text:span><text:span text:style-name="T12">s</text:span><text:span text:style-name="T12">s</text:span><text:span text:style-name="T12">o</text:span><text:span text:style-name="T12">n</text:span><text:span text:style-name="T12">. </text:span><text:span text:style-name="T12"><text:s/></text:span></text:p>
          </draw:text-box>
        </draw:frame>
        <draw:frame draw:style-name="gr1" draw:text-style-name="P2" draw:layer="layout" svg:width="15.107cm" svg:height="0.475cm" svg:x="2.54cm" svg:y="22.206cm">
          <draw:text-box>
            <text:p text:style-name="P1"><text:span text:style-name="T12">Review this lesson and </text:span><text:span text:style-name="T12">correct your answers. </text:span><text:span text:style-name="T12">Mark the references in </text:span><text:span text:style-name="T12">your Bible. </text:span></text:p>
          </draw:text-box>
        </draw:frame>
        <draw:frame draw:style-name="gr1" draw:text-style-name="P2" draw:layer="layout" svg:width="14.768cm" svg:height="0.475cm" svg:x="2.54cm" svg:y="22.693cm">
          <draw:text-box>
            <text:p text:style-name="P1"><text:span text:style-name="T12">H</text:span><text:span text:style-name="T12">a</text:span><text:span text:style-name="T12">v</text:span><text:span text:style-name="T12">e</text:span><text:span text:style-name="T12"> </text:span><text:span text:style-name="T12">s</text:span><text:span text:style-name="T12">o</text:span><text:span text:style-name="T12">m</text:span><text:span text:style-name="T12">e</text:span><text:span text:style-name="T12">o</text:span><text:span text:style-name="T12">n</text:span><text:span text:style-name="T12">e</text:span><text:span text:style-name="T12"> </text:span><text:span text:style-name="T12">t</text:span><text:span text:style-name="T12">o</text:span><text:span text:style-name="T12"> </text:span><text:span text:style-name="T12">a</text:span><text:span text:style-name="T12">s</text:span><text:span text:style-name="T12">k </text:span><text:span text:style-name="T12">y</text:span><text:span text:style-name="T12">o</text:span><text:span text:style-name="T12">u</text:span><text:span text:style-name="T12"> </text:span><text:span text:style-name="T12">t</text:span><text:span text:style-name="T12">h</text:span><text:span text:style-name="T12">e</text:span><text:span text:style-name="T12"> </text:span><text:span text:style-name="T12">q</text:span><text:span text:style-name="T12">u</text:span><text:span text:style-name="T12">e</text:span><text:span text:style-name="T12">s</text:span><text:span text:style-name="T12">ti</text:span><text:span text:style-name="T12">o</text:span><text:span text:style-name="T12">n</text:span><text:span text:style-name="T12">s </text:span><text:span text:style-name="T12">a</text:span><text:span text:style-name="T12">n</text:span><text:span text:style-name="T12">d</text:span><text:span text:style-name="T12"> </text:span><text:span text:style-name="T12">t</text:span><text:span text:style-name="T12">e</text:span><text:span text:style-name="T12">ll </text:span><text:span text:style-name="T12">h</text:span><text:span text:style-name="T12">i</text:span><text:span text:style-name="T12">m</text:span><text:span text:style-name="T12">/</text:span><text:span text:style-name="T12">h</text:span><text:span text:style-name="T12">e</text:span><text:span text:style-name="T12">r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r</text:span><text:span text:style-name="T12">r</text:span><text:span text:style-name="T12">e</text:span><text:span text:style-name="T12">c</text:span><text:span text:style-name="T12">t </text:span><text:span text:style-name="T12">a</text:span><text:span text:style-name="T12">n</text:span><text:span text:style-name="T12">s</text:span><text:span text:style-name="T12">w</text:span><text:span text:style-name="T12">e</text:span><text:span text:style-name="T12">r</text:span><text:span text:style-name="T12">s</text:span><text:span text:style-name="T12">. <text:s/></text:span></text:p>
          </draw:text-box>
        </draw:frame>
        <draw:frame draw:style-name="gr1" draw:text-style-name="P2" draw:layer="layout" svg:width="15.636cm" svg:height="0.475cm" svg:x="2.54cm" svg:y="23.18cm">
          <draw:text-box>
            <text:p text:style-name="P1"><text:span text:style-name="T12">Practice till you know all the answers of this </text:span><text:span text:style-name="T12">lesson by heart. You will need to know </text:span></text:p>
          </draw:text-box>
        </draw:frame>
        <draw:frame draw:style-name="gr1" draw:text-style-name="P2" draw:layer="layout" svg:width="15.174cm" svg:height="0.475cm" svg:x="2.54cm" svg:y="23.666cm">
          <draw:text-box>
            <text:p text:style-name="P1"><text:span text:style-name="T12">all of them to act </text:span><text:span text:style-name="T12">accordingly, and </text:span><text:span text:style-name="T12">to give them to </text:span><text:span text:style-name="T12">others who will be </text:span><text:span text:style-name="T12">sent to you. </text:span></text:p>
          </draw:text-box>
        </draw:frame>
        <draw:frame draw:style-name="gr1" draw:text-style-name="P2" draw:layer="layout" svg:width="0.422cm" svg:height="0.475cm" svg:x="2.54cm" svg:y="24.153cm">
          <draw:text-box>
            <text:p text:style-name="P1"><text:span text:style-name="T12"><text:s/></text:span></text:p>
          </draw:text-box>
        </draw:frame>
        <draw:polygon draw:style-name="gr8" draw:text-style-name="P12" draw:layer="layout" svg:width="0.212cm" svg:height="0.212cm" svg:x="0.846cm" svg:y="0.846cm" svg:viewBox="0 0 213 213" draw:points="0,213 213,213 213,0 0,0">
          <text:p/>
        </draw:polygon>
        <draw:polygon draw:style-name="gr8" draw:text-style-name="P12" draw:layer="layout" svg:width="0.212cm" svg:height="0.212cm" svg:x="0.846cm" svg:y="0.846cm" svg:viewBox="0 0 213 213" draw:points="0,213 213,213 213,0 0,0">
          <text:p/>
        </draw:polygon>
        <draw:polygon draw:style-name="gr8" draw:text-style-name="P12" draw:layer="layout" svg:width="19.473cm" svg:height="0.212cm" svg:x="1.058cm" svg:y="0.846cm" svg:viewBox="0 0 19474 213" draw:points="0,213 19474,213 19474,0 0,0">
          <text:p/>
        </draw:polygon>
        <draw:polygon draw:style-name="gr8" draw:text-style-name="P12" draw:layer="layout" svg:width="0.212cm" svg:height="0.212cm" svg:x="20.531cm" svg:y="0.846cm" svg:viewBox="0 0 213 213" draw:points="0,213 213,213 213,0 0,0">
          <text:p/>
        </draw:polygon>
        <draw:polygon draw:style-name="gr8" draw:text-style-name="P12" draw:layer="layout" svg:width="0.212cm" svg:height="0.212cm" svg:x="20.531cm" svg:y="0.846cm" svg:viewBox="0 0 213 213" draw:points="0,213 213,213 213,0 0,0">
          <text:p/>
        </draw:polygon>
        <draw:polygon draw:style-name="gr8" draw:text-style-name="P12" draw:layer="layout" svg:width="0.212cm" svg:height="25.823cm" svg:x="0.846cm" svg:y="1.058cm" svg:viewBox="0 0 213 25824" draw:points="0,25824 213,25824 213,0 0,0">
          <text:p/>
        </draw:polygon>
        <draw:polygon draw:style-name="gr8" draw:text-style-name="P12" draw:layer="layout" svg:width="0.212cm" svg:height="25.823cm" svg:x="20.531cm" svg:y="1.058cm" svg:viewBox="0 0 213 25824" draw:points="0,25824 213,25824 213,0 0,0">
          <text:p/>
        </draw:polygon>
        <draw:polygon draw:style-name="gr8" draw:text-style-name="P12" draw:layer="layout" svg:width="0.212cm" svg:height="0.212cm" svg:x="0.846cm" svg:y="26.881cm" svg:viewBox="0 0 213 213" draw:points="0,213 213,213 213,0 0,0">
          <text:p/>
        </draw:polygon>
        <draw:polygon draw:style-name="gr8" draw:text-style-name="P12" draw:layer="layout" svg:width="0.212cm" svg:height="0.212cm" svg:x="0.846cm" svg:y="26.881cm" svg:viewBox="0 0 213 213" draw:points="0,213 213,213 213,0 0,0">
          <text:p/>
        </draw:polygon>
        <draw:polygon draw:style-name="gr8" draw:text-style-name="P12" draw:layer="layout" svg:width="19.473cm" svg:height="0.212cm" svg:x="1.058cm" svg:y="26.881cm" svg:viewBox="0 0 19474 213" draw:points="0,213 19474,213 19474,0 0,0">
          <text:p/>
        </draw:polygon>
        <draw:polygon draw:style-name="gr8" draw:text-style-name="P12" draw:layer="layout" svg:width="0.212cm" svg:height="0.212cm" svg:x="20.531cm" svg:y="26.881cm" svg:viewBox="0 0 213 213" draw:points="0,213 213,213 213,0 0,0">
          <text:p/>
        </draw:polygon>
        <draw:polygon draw:style-name="gr8" draw:text-style-name="P12" draw:layer="layout" svg:width="0.212cm" svg:height="0.212cm" svg:x="20.531cm" svg:y="26.881cm" svg:viewBox="0 0 213 213" draw:points="0,213 213,213 213,0 0,0">
          <text:p/>
        </draw:polygon>
        <draw:frame draw:style-name="gr1" draw:text-style-name="P2" draw:layer="layout" svg:width="0.422cm" svg:height="0.475cm" svg:x="16.997cm" svg:y="24.661cm">
          <draw:text-box>
            <text:p text:style-name="P1"><text:span text:style-name="T12"><text:s/></text:span></text:p>
          </draw:text-box>
        </draw:frame>
        <draw:frame draw:style-name="gr9" draw:text-style-name="P13" draw:layer="layout" svg:width="2.796cm" svg:height="0.459cm" svg:x="12.005cm" svg:y="25.101cm">
          <draw:text-box>
            <text:p><text:span text:style-name="T16"><text:a xlink:href="../../classes/class1.html" xlink:type="simple">LESSONS INDEX</text:a></text:span></text:p>
          </draw:text-box>
        </draw:frame>
        <draw:frame draw:style-name="gr9" draw:text-style-name="P13" draw:layer="layout" svg:width="3.981cm" svg:height="0.459cm" svg:x="5.12cm" svg:y="25.101cm">
          <draw:text-box>
            <text:p><text:span text:style-name="T16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burn1" svg:font-family="Coburn"/>
    <style:font-face style:name="CopperplateGothic1" svg:font-family="CopperplateGothic"/>
    <style:font-face style:name="Arial" svg:font-family="Arial" style:font-pitch="variable"/>
    <style:font-face style:name="Coburn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7:33:14.360566824</dc:date>
    <meta:editing-duration>PT3M56S</meta:editing-duration>
    <meta:editing-cycles>1</meta:editing-cycles>
    <meta:generator>LibreOffice/6.4.4.2$Linux_X86_64 LibreOffice_project/40$Build-2</meta:generator>
    <meta:document-statistic meta:object-count="140"/>
  </office:meta>
</office:document-meta>
</file>